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6ff4" officeooo:paragraph-rsid="00166ff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6ff4" officeooo:paragraph-rsid="00166ff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166ff4" officeooo:paragraph-rsid="00166ff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endrier projet</text:p>
      <text:p text:style-name="P1"/>
      <text:p text:style-name="P3">- plugin full calendar (month view) / full calendar event</text:p>
      <text:p text:style-name="P3">- L’admin voit tout les rdv et les utilisateur que les leur</text:p>
      <text:p text:style-name="P3">- Fonction php avec data relier à la base de donnée dateTimes</text:p>
      <text:p text:style-name="P3">- Ne pas prendre le même rdv qu’un autre</text:p>
      <text:p text:style-name="P3">- Vérifier si date de début existe pas si elle existe refuser le rdv / définir une plage horaires</text:p>
      <text:p text:style-name="P3">- Le remettre en frança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36:11.239106675</meta:creation-date>
    <dc:date>2020-02-07T10:48:35.272978689</dc:date>
    <meta:editing-duration>PT1M3S</meta:editing-duration>
    <meta:editing-cycles>1</meta:editing-cycles>
    <meta:document-statistic meta:table-count="0" meta:image-count="0" meta:object-count="0" meta:page-count="1" meta:paragraph-count="7" meta:word-count="69" meta:character-count="356" meta:non-whitespace-character-count="294"/>
    <meta:generator>LibreOffice/6.0.7.3$Linux_X86_64 LibreOffice_project/00m0$Build-3</meta:generator>
  </office:meta>
</office:document-meta>
</file>